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cb6" officeooo:paragraph-rsid="00124cb6"/>
    </style:style>
    <style:style style:name="P2" style:family="paragraph" style:parent-style-name="Standard">
      <style:text-properties fo:font-size="11pt" fo:font-style="italic" officeooo:rsid="00124cb6" officeooo:paragraph-rsid="00124cb6" style:font-size-asian="11pt" style:font-style-asian="italic" style:font-size-complex="11pt" style:font-style-complex="italic"/>
    </style:style>
    <style:style style:name="P3" style:family="paragraph" style:parent-style-name="Standard">
      <style:text-properties fo:font-size="12pt" fo:font-style="italic" officeooo:rsid="00124cb6" officeooo:paragraph-rsid="00124cb6" style:font-size-asian="10.5pt" style:font-style-asian="italic" style:font-size-complex="12pt" style:font-style-complex="italic"/>
    </style:style>
    <style:style style:name="P4" style:family="paragraph" style:parent-style-name="Standard">
      <style:text-properties fo:font-size="12pt" fo:font-style="italic" officeooo:rsid="00135cae" officeooo:paragraph-rsid="00135cae" style:font-size-asian="10.5pt" style:font-style-asian="italic" style:font-size-complex="12pt" style:font-style-complex="italic"/>
    </style:style>
    <style:style style:name="P5" style:family="paragraph" style:parent-style-name="Standard">
      <style:text-properties fo:font-size="12pt" fo:font-style="normal" officeooo:rsid="0014f46f" officeooo:paragraph-rsid="0014f46f" style:font-size-asian="10.5pt" style:font-style-asian="normal" style:font-size-complex="12pt" style:font-style-complex="normal"/>
    </style:style>
    <style:style style:name="T1" style:family="text">
      <style:text-properties officeooo:rsid="00135cae"/>
    </style:style>
    <style:style style:name="T2" style:family="text">
      <style:text-properties officeooo:rsid="0014f46f"/>
    </style:style>
    <style:style style:name="T3" style:family="text">
      <style:text-properties officeooo:rsid="001590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Notebook manager: v1.0</text:p>
      <text:p text:style-name="P2">All functionality in one window</text:p>
      <text:p text:style-name="P2"/>
      <text:p text:style-name="P3">- CRUD: Create, Read, Update &amp; Delete</text:p>
      <text:p text:style-name="P3">1. Adding notebooks and notes</text:p>
      <text:p text:style-name="P3">2. Being able to open and read both</text:p>
      <text:p text:style-name="P3">3. Being able to edit and save changes to both</text:p>
      <text:p text:style-name="P3">4. Being able to delete both</text:p>
      <text:p text:style-name="P3"/>
      <text:p text:style-name="P3">- Additional: Moving note to another notebooks</text:p>
      <text:p text:style-name="P3"/>
      <text:p text:style-name="P3">Visually:</text:p>
      <text:p text:style-name="P3"/>
      <text:p text:style-name="P3">1. Top left window title, right content section</text:p>
      <text:p text:style-name="P3">2. Left QtreeWidget</text:p>
      <text:p text:style-name="P3">3. Functionality to either create or edit Notebooks below the QtreeWidget</text:p>
      <text:p text:style-name="P3">4. Functionality to either create or edit Notes below the Notebook actions section</text:p>
      <text:p text:style-name="P3"/>
      <text:p text:style-name="P3">Points 3 and 4 are the same input fields, need to make <text:span text:style-name="T1">distinction between the actions. The input field could behave by default as the notebook creation field until a user clicks on ‘Edit’ behind a Note’s contextmenu, the creation field would change to the Notebook editing field. It would contain the name of the notebook (passed information) but also would have the same functionality behind the ‘save’ button as for creating a Notebook. Behavior of the regular field would return to being the Notebook creation input field again when the user completed the editing process.</text:span></text:p>
      <text:p text:style-name="P3"/>
      <text:p text:style-name="P4">The same rule set would be used for point 4 as described earlier; the default for input fields would return to Note creation ability and <text:span text:style-name="T2">also would be changed whenever a user triggered the ‘Edit’ possibility within the contextmenu on top of a Note. Its state would return to Note creation after.</text:span></text:p>
      <text:p text:style-name="P4"/>
      <text:p text:style-name="P5">Technical differences for both actions:</text:p>
      <text:p text:style-name="P5"/>
      <text:p text:style-name="P5">1. Default state for both: Adding data</text:p>
      <text:p text:style-name="P5">2. Emit a signal when user clicked on ‘Edit’ behind both Notebooks or Notes</text:p>
      <text:p text:style-name="P5">3. Use a statement to verify default state or editing state (signal empty or not)</text:p>
      <text:p text:style-name="P5">4. Clear the signal after completion of the editing state, then retur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5:51:29.158534959</meta:creation-date>
    <dc:date>2024-09-30T16:28:11.428688058</dc:date>
    <meta:editing-duration>PT3M31S</meta:editing-duration>
    <meta:editing-cycles>1</meta:editing-cycles>
    <meta:document-statistic meta:table-count="0" meta:image-count="0" meta:object-count="0" meta:page-count="1" meta:paragraph-count="20" meta:word-count="289" meta:character-count="1686" meta:non-whitespace-character-count="1417"/>
    <meta:generator>LibreOffice/7.3.7.2$Linux_X86_64 LibreOffice_project/30$Build-2</meta:generator>
  </office:meta>
</office:document-meta>
</file>